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2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5pt" style:font-size-asian="15pt" style:font-size-complex="15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9" style:family="paragraph">
      <style:paragraph-properties fo:margin-left="0.318cm" fo:margin-right="0cm" fo:text-indent="0cm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1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 Semibold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Segoe UI Semibold" fo:font-size="15pt" style:font-size-asian="15pt" style:font-size-complex="15pt"/>
    </style:style>
    <style:style style:name="T8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3cm" svg:height="3.063cm" svg:x="1.8cm" svg:y="0.718cm">
          <draw:text-box>
            <text:p text:style-name="P1"><text:span text:style-name="T1">HYMN #503</text:span></text:p>
            <text:p text:style-name="P1"><text:span text:style-name="T2">“</text:span><text:span text:style-name="T2">O Day Full of Grac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4.892cm" svg:height="7.366cm" svg:x="1.524cm" svg:y="0.762cm">
          <draw:text-box>
            <text:p text:style-name="P1"><text:span text:style-name="T3">1.</text:span><text:span text:style-name="T4"> O day full of grace that now we see</text:span><text:span text:style-name="T4"><text:line-break/></text:span><text:span text:style-name="T4">Appearing on earth’s horizon,</text:span><text:span text:style-name="T4"><text:line-break/></text:span><text:span text:style-name="T4">Bring light from our God that we may be</text:span><text:span text:style-name="T4"><text:line-break/></text:span><text:span text:style-name="T4">Replete in His joy this seas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24.384cm" svg:height="5.306cm" svg:x="1.778cm" svg:y="1.044cm">
          <draw:text-box>
            <text:p text:style-name="P1"><text:span text:style-name="T4">God, shine for us now in this dark place;</text:span><text:span text:style-name="T4"><text:line-break/></text:span><text:span text:style-name="T4">Your name on our hearts emblaz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4.892cm" svg:height="7.366cm" svg:x="1.524cm" svg:y="0.762cm">
          <draw:text-box>
            <text:p text:style-name="P1"><text:span text:style-name="T3">2.</text:span><text:span text:style-name="T4"> O day full of grace, O blessèd time,</text:span><text:span text:style-name="T4"><text:line-break/></text:span><text:span text:style-name="T4">Our Lord on the earth arriving;</text:span><text:span text:style-name="T4"><text:line-break/></text:span><text:span text:style-name="T5">Then came to the world that light sublime,</text:span><text:span text:style-name="T4"><text:line-break/></text:span><text:span text:style-name="T4">Great joy for us all retrieving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4.892cm" svg:height="4.064cm" svg:x="1.524cm" svg:y="1.016cm">
          <draw:text-box>
            <text:p text:style-name="P1"><text:span text:style-name="T4">For Jesus all mortals did embrace,</text:span><text:span text:style-name="T4"><text:line-break/></text:span><text:span text:style-name="T4">All darkness and shame remov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6" draw:layer="layout" svg:width="25.146cm" svg:height="6.913cm" svg:x="1.27cm" svg:y="1.016cm">
          <draw:text-box>
            <text:p text:style-name="P1"><text:span text:style-name="T3">3.</text:span><text:span text:style-name="T6"> </text:span><text:span text:style-name="T5">For Christ bore our sins, and not His own,</text:span><text:span text:style-name="T4"><text:line-break/></text:span><text:span text:style-name="T4">When He on the cross was hanging;</text:span><text:span text:style-name="T4"><text:line-break/></text:span><text:span text:style-name="T4">And then He arose and moved the stone</text:span><text:span text:style-name="T4"><text:line-break/></text:span><text:span text:style-name="T4">That we, unto Him belonging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5.146cm" svg:height="4.064cm" svg:x="1.27cm" svg:y="1.27cm">
          <draw:text-box>
            <text:p text:style-name="P1"><text:span text:style-name="T4">Might join with angelic hosts to raise</text:span><text:span text:style-name="T4"><text:line-break/></text:span><text:span text:style-name="T4">Our voices in endless sing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text-style-name="P7" draw:layer="layout" svg:width="25.4cm" svg:height="7.011cm" svg:x="1.27cm" svg:y="1.016cm">
          <draw:text-box>
            <text:p text:style-name="P1"><text:span text:style-name="T3">4.</text:span><text:span text:style-name="T4"> God came to us then at Pentecost,</text:span><text:span text:style-name="T4"><text:line-break/></text:span><text:span text:style-name="T4">His Spirit new life revealing,</text:span><text:span text:style-name="T4"><text:line-break/></text:span><text:span text:style-name="T4">That we might no more from Him be lost,</text:span><text:span text:style-name="T4"><text:line-break/></text:span><text:span text:style-name="T4">All darkness for us dispelling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8" draw:text-style-name="P7" draw:layer="layout" svg:width="25.4cm" svg:height="3.81cm" svg:x="1.27cm" svg:y="1.016cm">
          <draw:text-box>
            <text:p text:style-name="P1"><text:span text:style-name="T4">His flame will the mark of sin efface</text:span><text:span text:style-name="T4"><text:line-break/></text:span><text:span text:style-name="T4">And bring to us all His heal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7" draw:text-style-name="P8" draw:layer="layout" svg:width="24.13cm" svg:height="7.011cm" svg:x="1.778cm" svg:y="1.016cm">
          <draw:text-box>
            <text:p text:style-name="P1"><text:span text:style-name="T3">5.</text:span><text:span text:style-name="T4"> When we on that final journey go</text:span><text:span text:style-name="T4"><text:line-break/></text:span><text:span text:style-name="T4">That Christ is for us preparing,</text:span><text:span text:style-name="T4"><text:line-break/></text:span><text:span text:style-name="T4">We’ll gather in song, our hearts aglow,</text:span><text:span text:style-name="T4"><text:line-break/></text:span><text:span text:style-name="T4">All joy of the heavens sharing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9" draw:text-style-name="P2" draw:layer="layout" svg:width="24.13cm" svg:height="11.511cm" svg:x="1.778cm" svg:y="0.979cm">
          <draw:text-box>
            <text:p text:style-name="P1"><text:span text:style-name="T5">And walk in the light of God’s own place,</text:span><text:span text:style-name="T4"><text:line-break/></text:span><text:span text:style-name="T4">With angels His name adoring.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10"><text:span text:style-name="T8"><text:s text:c="8"/></text:span><text:span text:style-name="T8">© 1978 Lutheran Book of Worship.</text:span></text:p>
            <text:p text:style-name="P10"><text:span text:style-name="T8"><text:s text:c="8"/></text:span><text:span text:style-name="T8">Used by permission:</text:span></text:p>
            <text:p text:style-name="P10"><text:span text:style-name="T8"><text:s text:c="8"/></text:span><text:span text:style-name="T8">LSB Hymn License</text:span></text:p>
            <text:p text:style-name="P10"><text:span text:style-name="T8"><text:s text:c="8"/></text:span><text:span text:style-name="T8">.NET, no. 100011038.</text:span></text:p>
            <text:p text:style-name="P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12:09:07.905000000</meta:creation-date>
    <dc:title>1030 Wt. Intro</dc:title>
    <meta:editing-duration>PT4M34S</meta:editing-duration>
    <meta:editing-cycles>8</meta:editing-cycles>
    <meta:generator>LibreOffice/6.1.3.2$Windows_X86_64 LibreOffice_project/86daf60bf00efa86ad547e59e09d6bb77c699acb</meta:generator>
    <dc:date>2019-01-19T20:29:25.059000000</dc:date>
    <meta:document-statistic meta:object-count="77"/>
  </office:meta>
</office:document-meta>
</file>